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Source Han Sans" svg:font-family="'Source Han Sans'" style:font-family-generic="system" style:font-pitch="variable"/>
    <style:font-face style:name="Source Han Sans SC Regular" svg:font-family="'Source Han Sans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12mm"/>
    </style:style>
    <style:style style:name="co3" style:family="table-column">
      <style:table-column-properties fo:break-before="auto" style:column-width="31.57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41.93mm"/>
    </style:style>
    <style:style style:name="co6" style:family="table-column">
      <style:table-column-properties fo:break-before="auto" style:column-width="29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2"/>
    <style:style style:name="ce2" style:family="table-cell" style:parent-style-name="Default" style:data-style-name="N112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60.08mm" svg:height="90.05mm" svg:x="5.24mm" svg:y="61.44mm">
            <draw:object draw:notify-on-update-of-ranges="Tabelle1.A3:Tabelle1.A9 Tabelle1.B2:Tabelle1.B2 Tabelle1.B3:Tabelle1.B9 Tabelle1.C2:Tabelle1.C2 Tabelle1.C3:Tabelle1.C9 Tabelle1.D2:Tabelle1.D2 Tabelle1.D3:Tabelle1.D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68.96mm" svg:y="61.43mm">
            <draw:object draw:notify-on-update-of-ranges="Tabelle1.A3:Tabelle1.A9 Tabelle1.F2:Tabelle1.F2 Tabelle1.F3:Tabelle1.F9 Tabelle1.G2:Tabelle1.G2 Tabelle1.G3:Tabelle1.G9 Tabelle1.I2:Tabelle1.I2 Tabelle1.I3:Tabelle1.I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4" table:default-cell-style-name="Default"/>
        <table:table-column table:style-name="co6" table:default-cell-style-name="ce4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Quarter</text:p>
          </table:table-cell>
          <table:table-cell table:style-name="Default" office:value-type="string" calcext:value-type="string">
            <text:p>Revenue</text:p>
          </table:table-cell>
          <table:table-cell table:style-name="Default" office:value-type="string" calcext:value-type="string">
            <text:p>Expenditures</text:p>
          </table:table-cell>
          <table:table-cell table:style-name="Default" office:value-type="string" calcext:value-type="string">
            <text:p>Net Burn Rate</text:p>
          </table:table-cell>
          <table:table-cell table:style-name="Default" office:value-type="string" calcext:value-type="string">
            <text:p>Book Value</text:p>
          </table:table-cell>
          <table:table-cell office:value-type="string" calcext:value-type="string">
            <text:p>Employees</text:p>
          </table:table-cell>
          <table:table-cell office:value-type="string" calcext:value-type="string">
            <text:p>DAA Managers</text:p>
          </table:table-cell>
          <table:table-cell office:value-type="string" calcext:value-type="string">
            <text:p>Users</text:p>
          </table:table-cell>
          <table:table-cell office:value-type="string" calcext:value-type="string">
            <text:p>Users (1000)</text:p>
          </table:table-cell>
          <table:table-cell table:style-name="Default" office:value-type="string" calcext:value-type="string">
            <text:p>Rev Per Book</text:p>
          </table:table-cell>
          <table:table-cell table:style-name="Default" office:value-type="string" calcext:value-type="string">
            <text:p>Rev Per User</text:p>
          </table:table-cell>
          <table:table-cell office:value-type="string" calcext:value-type="string">
            <text:p>AUM?</text:p>
          </table:table-cell>
          <table:table-cell office:value-type="string" calcext:value-type="string">
            <text:p>Financial reports:</text:p>
          </table:table-cell>
        </table:table-row>
        <table:table-row table:style-name="ro1">
          <table:table-cell office:value-type="string" calcext:value-type="string">
            <text:p>2017 Q1</text:p>
          </table:table-cell>
          <table:table-cell office:value-type="currency" office:currency="USD" office:value="50936" calcext:value-type="currency">
            <text:p>$50.936</text:p>
          </table:table-cell>
          <table:table-cell office:value-type="currency" office:currency="USD" office:value="562542" calcext:value-type="currency">
            <text:p>$562.542</text:p>
          </table:table-cell>
          <table:table-cell table:formula="of:=[.C3]-[.B3]" office:value-type="currency" office:currency="USD" office:value="511606" calcext:value-type="currency">
            <text:p>$511.606</text:p>
          </table:table-cell>
          <table:table-cell office:value-type="currency" office:currency="USD" office:value="21605453" calcext:value-type="currency">
            <text:p>$21.605.45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]/1000" office:value-type="float" office:value="0" calcext:value-type="float">
            <text:p>0</text:p>
          </table:table-cell>
          <table:table-cell table:formula="of:=[.B3]/[.E3]" office:value-type="currency" office:currency="USD" office:value="0.00235755297516789" calcext:value-type="currency">
            <text:p>$0,0024</text:p>
          </table:table-cell>
          <table:table-cell table:number-columns-repeated="2"/>
          <table:table-cell office:value-type="string" calcext:value-type="string">
            <text:p>https://medium.com/iconominet/financial-reports/home</text:p>
          </table:table-cell>
        </table:table-row>
        <table:table-row table:style-name="ro1">
          <table:table-cell office:value-type="string" calcext:value-type="string">
            <text:p>2017 Q2</text:p>
          </table:table-cell>
          <table:table-cell office:value-type="currency" office:currency="USD" office:value="196996" calcext:value-type="currency">
            <text:p>$196.996</text:p>
          </table:table-cell>
          <table:table-cell office:value-type="currency" office:currency="USD" office:value="646912" calcext:value-type="currency">
            <text:p>$646.912</text:p>
          </table:table-cell>
          <table:table-cell table:formula="of:=[.C4]-[.B4]" office:value-type="currency" office:currency="USD" office:value="449916" calcext:value-type="currency">
            <text:p>$449.916</text:p>
          </table:table-cell>
          <table:table-cell table:style-name="ce2" office:value-type="currency" office:currency="USD" office:value="148840329" calcext:value-type="currency">
            <text:p>$148.840.32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table:formula="of:=ROUND([.H4]/1000)" office:value-type="float" office:value="4" calcext:value-type="float">
            <text:p>4</text:p>
          </table:table-cell>
          <table:table-cell table:formula="of:=[.B4]/[.E4]" office:value-type="currency" office:currency="USD" office:value="0.00132353913299936" calcext:value-type="currency">
            <text:p>$0,0013</text:p>
          </table:table-cell>
          <table:table-cell table:formula="of:=[.B4]/[.H4]" office:value-type="currency" office:currency="USD" office:value="49.249" calcext:value-type="currency">
            <text:p>$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 Q3</text:p>
          </table:table-cell>
          <table:table-cell office:value-type="currency" office:currency="USD" office:value="57177" calcext:value-type="currency">
            <text:p>$57.177</text:p>
          </table:table-cell>
          <table:table-cell office:value-type="currency" office:currency="USD" office:value="742314" calcext:value-type="currency">
            <text:p>$742.314</text:p>
          </table:table-cell>
          <table:table-cell table:formula="of:=[.C5]-[.B5]" office:value-type="currency" office:currency="USD" office:value="685137" calcext:value-type="currency">
            <text:p>$685.137</text:p>
          </table:table-cell>
          <table:table-cell office:value-type="currency" office:currency="USD" office:value="119787279" calcext:value-type="currency">
            <text:p>$119.787.27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28268" calcext:value-type="float">
            <text:p>28268</text:p>
          </table:table-cell>
          <table:table-cell table:formula="of:=ROUND([.H5]/1000)" office:value-type="float" office:value="28" calcext:value-type="float">
            <text:p>28</text:p>
          </table:table-cell>
          <table:table-cell table:formula="of:=[.B5]/[.E5]" office:value-type="currency" office:currency="USD" office:value="0.000477321135243418" calcext:value-type="currency">
            <text:p>$0,0005</text:p>
          </table:table-cell>
          <table:table-cell table:formula="of:=[.B5]/[.H5]" office:value-type="currency" office:currency="USD" office:value="2.02267581717844" calcext:value-type="currency">
            <text:p>$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 Q4</text:p>
          </table:table-cell>
          <table:table-cell office:value-type="currency" office:currency="USD" office:value="1015999" calcext:value-type="currency">
            <text:p>$1.015.999</text:p>
          </table:table-cell>
          <table:table-cell office:value-type="currency" office:currency="USD" office:value="949356" calcext:value-type="currency">
            <text:p>$949.356</text:p>
          </table:table-cell>
          <table:table-cell table:formula="of:=[.C6]-[.B6]" office:value-type="currency" office:currency="USD" office:value="-66643" calcext:value-type="currency">
            <text:p>-$66.643</text:p>
          </table:table-cell>
          <table:table-cell office:value-type="currency" office:currency="USD" office:value="327001779" calcext:value-type="currency">
            <text:p>$327.001.779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43992" calcext:value-type="float">
            <text:p>43992</text:p>
          </table:table-cell>
          <table:table-cell table:formula="of:=ROUND([.H6]/1000)" office:value-type="float" office:value="44" calcext:value-type="float">
            <text:p>44</text:p>
          </table:table-cell>
          <table:table-cell table:formula="of:=[.B6]/[.E6]" office:value-type="currency" office:currency="USD" office:value="0.00310701367774516" calcext:value-type="currency">
            <text:p>$0,0031</text:p>
          </table:table-cell>
          <table:table-cell table:formula="of:=[.B6]/[.H6]" office:value-type="currency" office:currency="USD" office:value="23.0950854700855" calcext:value-type="currency">
            <text:p>$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 Q1</text:p>
          </table:table-cell>
          <table:table-cell office:value-type="currency" office:currency="USD" office:value="114632" calcext:value-type="currency">
            <text:p>$114.632</text:p>
          </table:table-cell>
          <table:table-cell office:value-type="currency" office:currency="USD" office:value="945348" calcext:value-type="currency">
            <text:p>$945.348</text:p>
          </table:table-cell>
          <table:table-cell table:formula="of:=[.C7]-[.B7]" office:value-type="currency" office:currency="USD" office:value="830716" calcext:value-type="currency">
            <text:p>$830.716</text:p>
          </table:table-cell>
          <table:table-cell office:value-type="currency" office:currency="USD" office:value="150921961" calcext:value-type="currency">
            <text:p>$150.921.961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57975" calcext:value-type="float">
            <text:p>57975</text:p>
          </table:table-cell>
          <table:table-cell table:formula="of:=ROUND([.H7]/1000)" office:value-type="float" office:value="58" calcext:value-type="float">
            <text:p>58</text:p>
          </table:table-cell>
          <table:table-cell table:formula="of:=[.B7]/[.E7]" office:value-type="currency" office:currency="USD" office:value="0.000759544861731554" calcext:value-type="currency">
            <text:p>$0,0008</text:p>
          </table:table-cell>
          <table:table-cell table:formula="of:=[.B7]/[.H7]" office:value-type="currency" office:currency="USD" office:value="1.97726606295817" calcext:value-type="currency">
            <text:p>$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 Q2</text:p>
          </table:table-cell>
          <table:table-cell office:value-type="currency" office:currency="USD" office:value="404410" calcext:value-type="currency">
            <text:p>$404.410</text:p>
          </table:table-cell>
          <table:table-cell table:style-name="ce2" office:value-type="currency" office:currency="USD" office:value="1544306" calcext:value-type="currency">
            <text:p>$1.544.306</text:p>
          </table:table-cell>
          <table:table-cell table:formula="of:=[.C8]-[.B8]" office:value-type="currency" office:currency="USD" office:value="1139896" calcext:value-type="currency">
            <text:p>$1.139.896</text:p>
          </table:table-cell>
          <table:table-cell office:value-type="currency" office:currency="USD" office:value="148840329" calcext:value-type="currency">
            <text:p>$148.840.329</text:p>
          </table:table-cell>
          <table:table-cell office:value-type="float" office:value="49" calcext:value-type="float">
            <text:p>49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60637" calcext:value-type="float">
            <text:p>60637</text:p>
          </table:table-cell>
          <table:table-cell table:formula="of:=ROUND([.H8]/1000)" office:value-type="float" office:value="61" calcext:value-type="float">
            <text:p>61</text:p>
          </table:table-cell>
          <table:table-cell table:formula="of:=[.B8]/[.E8]" office:value-type="currency" office:currency="USD" office:value="0.00271707273638182" calcext:value-type="currency">
            <text:p>$0,0027</text:p>
          </table:table-cell>
          <table:table-cell table:formula="of:=[.B8]/[.H8]" office:value-type="currency" office:currency="USD" office:value="6.66936029157115" calcext:value-type="currency">
            <text:p>$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 Q3</text:p>
          </table:table-cell>
          <table:table-cell office:value-type="currency" office:currency="USD" office:value="65828" calcext:value-type="currency">
            <text:p>$65.828</text:p>
          </table:table-cell>
          <table:table-cell office:value-type="currency" office:currency="USD" office:value="1327567" calcext:value-type="currency">
            <text:p>$1.327.567</text:p>
          </table:table-cell>
          <table:table-cell table:formula="of:=[.C9]-[.B9]" office:value-type="currency" office:currency="USD" office:value="1261739" calcext:value-type="currency">
            <text:p>$1.261.739</text:p>
          </table:table-cell>
          <table:table-cell office:value-type="currency" office:currency="USD" office:value="96200000" calcext:value-type="currency">
            <text:p>$96.200.000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61627" calcext:value-type="float">
            <text:p>61627</text:p>
          </table:table-cell>
          <table:table-cell table:formula="of:=ROUND([.H9]/1000)" office:value-type="float" office:value="62" calcext:value-type="float">
            <text:p>62</text:p>
          </table:table-cell>
          <table:table-cell table:formula="of:=[.B9]/[.E9]" office:value-type="currency" office:currency="USD" office:value="0.000684282744282744" calcext:value-type="currency">
            <text:p>$0,0007</text:p>
          </table:table-cell>
          <table:table-cell table:formula="of:=[.B9]/[.H9]" office:value-type="currency" office:currency="USD" office:value="1.06816817304104" calcext:value-type="currency">
            <text:p>$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 Q4</text:p>
          </table:table-cell>
          <table:table-cell table:number-columns-repeated="8"/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Source Han Sans" svg:font-family="'Source Han Sans'" style:font-family-generic="system" style:font-pitch="variable"/>
    <style:font-face style:name="Source Han Sans SC Regular" svg:font-family="'Source Han Sans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Source Han Sans SC Regular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DejaVu Serif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14P0"/>
    </number:currency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08P0"/>
    </number:currency-style>
    <number:currency-style style:name="N10110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110P0"/>
    </number:currency-style>
    <number:currency-style style:name="N10112P0" style:volatile="true" number:language="de" number:country="D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12" number:language="de" number:country="DE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12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3">00.00.0000</text:date>, <text:time style:data-style-name="N2" text:time-value="23:52:23.42820826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07:39.103747102</meta:creation-date>
    <dc:date>2018-12-23T21:10:27.768111709</dc:date>
    <meta:editing-duration>PT3H56M56S</meta:editing-duration>
    <meta:editing-cycles>4</meta:editing-cycles>
    <meta:generator>LibreOffice/6.1.4.2$Linux_X86_64 LibreOffice_project/10$Build-2</meta:generator>
    <meta:document-statistic meta:table-count="1" meta:cell-count="9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2P0"/>
    </number:currency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9cm" svg:height="9.006cm" xlink:href=".." xlink:type="simple" chart:class="chart:bar" chart:style-name="ch1">
        <chart:legend chart:legend-position="end" svg:x="13.084cm" svg:y="3.706cm" style:legend-expansion="high" chart:style-name="ch2"/>
        <chart:plot-area chart:style-name="ch3" table:cell-range-address="Tabelle1.A3:Tabelle1.D9 Tabelle1.B2:Tabelle1.D2" chart:data-source-has-labels="both" svg:x="0.32cm" svg:y="0.18cm" svg:width="12.444cm" svg:height="8.646cm">
          <chartooo:coordinate-region svg:x="2.264cm" svg:y="0.38cm" svg:width="10.5cm" svg:height="8.247cm"/>
          <chart:axis chart:dimension="x" chart:name="primary-x" chart:style-name="ch4" chartooo:axis-type="auto">
            <chartooo:date-scale/>
            <chart:categories table:cell-range-address="Tabelle1.A3:Tabelle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3:Tabelle1.B9" chart:label-cell-address="Tabelle1.B2:Tabelle1.B2" chart:class="chart:bar">
            <chart:data-point chart:repeated="7"/>
          </chart:series>
          <chart:series chart:style-name="ch8" chart:values-cell-range-address="Tabelle1.C3:Tabelle1.C9" chart:label-cell-address="Tabelle1.C2:Tabelle1.C2" chart:class="chart:bar">
            <chart:data-point chart:repeated="7"/>
          </chart:series>
          <chart:series chart:style-name="ch9" chart:values-cell-range-address="Tabelle1.D3:Tabelle1.D9" chart:label-cell-address="Tabelle1.D2:Tabelle1.D2" chart:class="chart:ba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venue</text:p>
                <draw:g>
                  <svg:desc>Tabelle1.B2:Tabelle1.B2</svg:desc>
                </draw:g>
              </table:table-cell>
              <table:table-cell office:value-type="string">
                <text:p>Expenditures</text:p>
                <draw:g>
                  <svg:desc>Tabelle1.C2:Tabelle1.C2</svg:desc>
                </draw:g>
              </table:table-cell>
              <table:table-cell office:value-type="string">
                <text:p>Net Burn Rate</text:p>
                <draw:g>
                  <svg:desc>Tabelle1.D2:Tabelle1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7 Q1</text:p>
                <draw:g>
                  <svg:desc>Tabelle1.A3:Tabelle1.A9</svg:desc>
                </draw:g>
              </table:table-cell>
              <table:table-cell office:value-type="float" office:value="50936">
                <text:p>50936</text:p>
                <draw:g>
                  <svg:desc>Tabelle1.B3:Tabelle1.B9</svg:desc>
                </draw:g>
              </table:table-cell>
              <table:table-cell office:value-type="float" office:value="562542">
                <text:p>562542</text:p>
                <draw:g>
                  <svg:desc>Tabelle1.C3:Tabelle1.C9</svg:desc>
                </draw:g>
              </table:table-cell>
              <table:table-cell office:value-type="float" office:value="511606">
                <text:p>511606</text:p>
                <draw:g>
                  <svg:desc>Tabelle1.D3:Tabelle1.D9</svg:desc>
                </draw:g>
              </table:table-cell>
            </table:table-row>
            <table:table-row>
              <table:table-cell office:value-type="string">
                <text:p>2017 Q2</text:p>
              </table:table-cell>
              <table:table-cell office:value-type="float" office:value="196996">
                <text:p>196996</text:p>
              </table:table-cell>
              <table:table-cell office:value-type="float" office:value="646912">
                <text:p>646912</text:p>
              </table:table-cell>
              <table:table-cell office:value-type="float" office:value="449916">
                <text:p>449916</text:p>
              </table:table-cell>
            </table:table-row>
            <table:table-row>
              <table:table-cell office:value-type="string">
                <text:p>2017 Q3</text:p>
              </table:table-cell>
              <table:table-cell office:value-type="float" office:value="57177">
                <text:p>57177</text:p>
              </table:table-cell>
              <table:table-cell office:value-type="float" office:value="742314">
                <text:p>742314</text:p>
              </table:table-cell>
              <table:table-cell office:value-type="float" office:value="685137">
                <text:p>685137</text:p>
              </table:table-cell>
            </table:table-row>
            <table:table-row>
              <table:table-cell office:value-type="string">
                <text:p>2017 Q4</text:p>
              </table:table-cell>
              <table:table-cell office:value-type="float" office:value="1015999">
                <text:p>1015999</text:p>
              </table:table-cell>
              <table:table-cell office:value-type="float" office:value="949356">
                <text:p>949356</text:p>
              </table:table-cell>
              <table:table-cell office:value-type="float" office:value="-66643">
                <text:p>-66643</text:p>
              </table:table-cell>
            </table:table-row>
            <table:table-row>
              <table:table-cell office:value-type="string">
                <text:p>2018 Q1</text:p>
              </table:table-cell>
              <table:table-cell office:value-type="float" office:value="114632">
                <text:p>114632</text:p>
              </table:table-cell>
              <table:table-cell office:value-type="float" office:value="945348">
                <text:p>945348</text:p>
              </table:table-cell>
              <table:table-cell office:value-type="float" office:value="830716">
                <text:p>830716</text:p>
              </table:table-cell>
            </table:table-row>
            <table:table-row>
              <table:table-cell office:value-type="string">
                <text:p>2018 Q2</text:p>
              </table:table-cell>
              <table:table-cell office:value-type="float" office:value="404410">
                <text:p>404410</text:p>
              </table:table-cell>
              <table:table-cell office:value-type="float" office:value="1544306">
                <text:p>1544306</text:p>
              </table:table-cell>
              <table:table-cell office:value-type="float" office:value="1139896">
                <text:p>1139896</text:p>
              </table:table-cell>
            </table:table-row>
            <table:table-row>
              <table:table-cell office:value-type="string">
                <text:p>2018 Q3</text:p>
              </table:table-cell>
              <table:table-cell office:value-type="float" office:value="65828">
                <text:p>65828</text:p>
              </table:table-cell>
              <table:table-cell office:value-type="float" office:value="1327567">
                <text:p>1327567</text:p>
              </table:table-cell>
              <table:table-cell office:value-type="float" office:value="1261739">
                <text:p>12617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328cm" svg:y="3.703cm" style:legend-expansion="high" chart:style-name="ch2"/>
        <chart:plot-area chart:style-name="ch3" table:cell-range-address="Tabelle1.A3:Tabelle1.A9 Tabelle1.F2:Tabelle1.G9 Tabelle1.I2:Tabelle1.I9" chart:data-source-has-labels="both" svg:x="0.32cm" svg:y="0.18cm" svg:width="11.688cm" svg:height="8.64cm">
          <chartooo:coordinate-region svg:x="0.968cm" svg:y="0.379cm" svg:width="10.39cm" svg:height="7.794cm"/>
          <chart:axis chart:dimension="x" chart:name="primary-x" chart:style-name="ch4" chartooo:axis-type="auto">
            <chartooo:date-scale/>
            <chart:categories table:cell-range-address="Tabelle1.A3:Tabelle1.A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F3:Tabelle1.F9" chart:label-cell-address="Tabelle1.F2:Tabelle1.F2" chart:class="chart:line">
            <chart:data-point chart:repeated="7"/>
          </chart:series>
          <chart:series chart:style-name="ch7" chart:values-cell-range-address="Tabelle1.G3:Tabelle1.G9" chart:label-cell-address="Tabelle1.G2:Tabelle1.G2" chart:class="chart:line">
            <chart:data-point chart:repeated="7"/>
          </chart:series>
          <chart:series chart:style-name="ch8" chart:values-cell-range-address="Tabelle1.I3:Tabelle1.I9" chart:label-cell-address="Tabelle1.I2:Tabelle1.I2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mployees</text:p>
                <draw:g>
                  <svg:desc>Tabelle1.F2:Tabelle1.F2</svg:desc>
                </draw:g>
              </table:table-cell>
              <table:table-cell office:value-type="string">
                <text:p>DAA Managers</text:p>
                <draw:g>
                  <svg:desc>Tabelle1.G2:Tabelle1.G2</svg:desc>
                </draw:g>
              </table:table-cell>
              <table:table-cell office:value-type="string">
                <text:p>Users (1000)</text:p>
                <draw:g>
                  <svg:desc>Tabelle1.I2:Tabelle1.I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7 Q1</text:p>
                <draw:g>
                  <svg:desc>Tabelle1.A3:Tabelle1.A9</svg:desc>
                </draw:g>
              </table:table-cell>
              <table:table-cell office:value-type="float" office:value="20">
                <text:p>20</text:p>
                <draw:g>
                  <svg:desc>Tabelle1.F3:Tabelle1.F9</svg:desc>
                </draw:g>
              </table:table-cell>
              <table:table-cell office:value-type="float" office:value="0">
                <text:p>0</text:p>
                <draw:g>
                  <svg:desc>Tabelle1.G3:Tabelle1.G9</svg:desc>
                </draw:g>
              </table:table-cell>
              <table:table-cell office:value-type="float" office:value="0">
                <text:p>0</text:p>
                <draw:g>
                  <svg:desc>Tabelle1.I3:Tabelle1.I9</svg:desc>
                </draw:g>
              </table:table-cell>
            </table:table-row>
            <table:table-row>
              <table:table-cell office:value-type="string">
                <text:p>2017 Q2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7 Q3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17 Q4</text:p>
              </table:table-cell>
              <table:table-cell office:value-type="float" office:value="36">
                <text:p>36</text:p>
              </table:table-cell>
              <table:table-cell office:value-type="float" office:value="18">
                <text:p>1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018 Q1</text:p>
              </table:table-cell>
              <table:table-cell office:value-type="float" office:value="47">
                <text:p>47</text:p>
              </table:table-cell>
              <table:table-cell office:value-type="float" office:value="26">
                <text:p>26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018 Q2</text:p>
              </table:table-cell>
              <table:table-cell office:value-type="float" office:value="49">
                <text:p>49</text:p>
              </table:table-cell>
              <table:table-cell office:value-type="float" office:value="34">
                <text:p>3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2018 Q3</text:p>
              </table:table-cell>
              <table:table-cell office:value-type="float" office:value="44">
                <text:p>44</text:p>
              </table:table-cell>
              <table:table-cell office:value-type="float" office:value="37">
                <text:p>37</text:p>
              </table:table-cell>
              <table:table-cell office:value-type="float" office:value="62">
                <text:p>6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